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text-properties officeooo:rsid="0012fab5" officeooo:paragraph-rsid="0012f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an Bunch</text:p>
      <text:p text:style-name="P1">CMST 247</text:p>
      <text:p text:style-name="P1">Prof. Thomas Mertz</text:p>
      <text:p text:style-name="P1">07 May 2023</text:p>
      <text:p text:style-name="Preformatted_20_Text"/>
      <text:p text:style-name="Preformatted_20_Text">1. What is the first weakness that I notice when <text:s/>load the burger joint site?</text:p>
      <text:p text:style-name="Preformatted_20_Text"/>
      <text:p text:style-name="Preformatted_20_Text">The single column layout was not strategically implemented using excessive whitespace at the top pushing the important information below the line of the initial viewport.</text:p>
      <text:p text:style-name="Preformatted_20_Text"/>
      <text:p text:style-name="Preformatted_20_Text">2. What do you think is the most confusing feature of the burger joint site as shown in the video?</text:p>
      <text:p text:style-name="Preformatted_20_Text"/>
      <text:p text:style-name="Preformatted_20_Text">It is not clear that the items listed in the menu are clickable to add them to the cart for online ordering. They appear to simply be a list and there is no icon indicating that they are purchasable. It would seem more intuitive to have a quantity and add to cart button directly below each item with an alternative option to modify the item before adding it to the ca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07T16:24:31.237722770</dc:date>
    <meta:editing-duration>PT1M48S</meta:editing-duration>
    <meta:editing-cycles>1</meta:editing-cycles>
    <meta:document-statistic meta:table-count="0" meta:image-count="0" meta:object-count="0" meta:page-count="1" meta:paragraph-count="8" meta:word-count="141" meta:character-count="764" meta:non-whitespace-character-count="630"/>
  </office:meta>
</office:document-meta>
</file>